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15.01mm"/>
    </style:style>
    <style:style style:name="co4" style:family="table-column">
      <style:table-column-properties fo:break-before="auto" style:column-width="23.32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30.83mm"/>
    </style:style>
    <style:style style:name="co8" style:family="table-column">
      <style:table-column-properties fo:break-before="auto" style:column-width="38.06mm"/>
    </style:style>
    <style:style style:name="co9" style:family="table-column">
      <style:table-column-properties fo:break-before="auto" style:column-width="29.49mm"/>
    </style:style>
    <style:style style:name="ro1" style:family="table-row">
      <style:table-row-properties style:row-height="9.26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20.06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8.63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14.01mm" fo:break-before="auto" style:use-optimal-row-height="true"/>
    </style:style>
    <style:style style:name="ro9" style:family="table-row">
      <style:table-row-properties style:row-height="8.71mm" fo:break-before="auto" style:use-optimal-row-height="false"/>
    </style:style>
    <style:style style:name="ro10" style:family="table-row">
      <style:table-row-properties style:row-height="13.7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start" fo:margin-left="0mm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top"/>
      <style:paragraph-properties fo:text-align="start"/>
    </style:style>
    <style:style style:name="ce19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2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0">
      <style:table-cell-properties fo:border="none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3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 style:data-style-name="N0">
      <style:table-cell-properties fo:border="0.06pt solid #000000"/>
    </style:style>
    <style:style style:name="ce3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Instrucões_de_preenchimento" table:style-name="ta1">
        <table:table-column table:style-name="co1" table:number-columns-repeated="6" table:default-cell-style-name="ce2"/>
        <table:table-column table:style-name="co1" table:visibility="collapse" table:number-columns-repeated="1017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6" table:number-rows-spanned="1">
            <text:p>Instruções para preenchimento</text:p>
          </table:table-cell>
          <table:covered-table-cell table:number-columns-repeated="5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Em “Acompanhamento de Riscos”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a coluna E “Impactos” devem ser preenchidos com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B” para BAIXO impac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M” para MÉDIO impac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A” para ALTO impacto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a coluna E e G “De acordo com planejado” e “Não consta no Documento de risco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vem se preenchido com um X de acordo com a situação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2" table:visibility="collapse" table:number-rows-repeated="1048544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CA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visibility="collapse" table:number-columns-repeated="1014" table:default-cell-style-name="ce4"/>
        <table:table-column table:style-name="co9" table:default-cell-style-name="ce4"/>
        <table:table-row table:style-name="ro4">
          <table:table-cell table:style-name="ce5" office:value-type="string" calcext:value-type="string" table:number-columns-spanned="1024" table:number-rows-spanned="1">
            <text:p>CDM - Checklist de Monitoramento</text:p>
          </table:table-cell>
          <table:covered-table-cell table:style-name="ce15"/>
          <table:covered-table-cell table:number-columns-repeated="1022"/>
        </table:table-row>
        <table:table-row table:style-name="ro5">
          <table:table-cell table:style-name="ce6"/>
          <table:table-cell table:number-columns-repeated="3"/>
          <table:table-cell table:style-name="ce24"/>
          <table:table-cell table:number-columns-repeated="3"/>
          <table:table-cell table:style-name="ce30"/>
          <table:table-cell table:style-name="ce32"/>
          <table:table-cell table:number-columns-repeated="1014"/>
        </table:table-row>
        <table:table-row table:style-name="ro5">
          <table:table-cell table:number-columns-repeated="8"/>
          <table:table-cell table:style-name="ce30"/>
          <table:table-cell table:style-name="ce32"/>
          <table:table-cell table:number-columns-repeated="1014"/>
        </table:table-row>
        <table:table-row table:style-name="ro5">
          <table:table-cell/>
          <table:table-cell table:style-name="ce16" office:value-type="string" calcext:value-type="string" table:number-columns-spanned="8" table:number-rows-spanned="1">
            <text:p>Nome do Projeto: <text:s/>&lt;Nome do projeto &gt;</text:p>
          </table:table-cell>
          <table:covered-table-cell table:number-columns-repeated="7"/>
          <table:table-cell table:number-columns-repeated="1015"/>
        </table:table-row>
        <table:table-row table:style-name="ro5">
          <table:table-cell/>
          <table:table-cell table:style-name="ce16" office:value-type="string" calcext:value-type="string" table:number-columns-spanned="8" table:number-rows-spanned="1">
            <text:p>Período de Execução: <text:s/>&lt;Definir o período de execução do checklist Exemplo: <text:s/>12/09/2016 – 19/08/2016 &gt;</text:p>
          </table:table-cell>
          <table:covered-table-cell table:number-columns-repeated="7"/>
          <table:table-cell table:number-columns-repeated="1015"/>
        </table:table-row>
        <table:table-row table:style-name="ro5">
          <table:table-cell/>
          <table:table-cell table:style-name="ce16" office:value-type="string" calcext:value-type="string" table:number-columns-spanned="8" table:number-rows-spanned="1">
            <text:p>Nome do Gerente de Projeto: <text:s/>&lt;Nome do Gerente de projeto &gt;</text:p>
          </table:table-cell>
          <table:covered-table-cell table:number-columns-repeated="7"/>
          <table:table-cell table:number-columns-repeated="1015"/>
        </table:table-row>
        <table:table-row table:style-name="ro5">
          <table:table-cell/>
          <table:table-cell table:style-name="ce16" office:value-type="string" calcext:value-type="string" table:number-columns-spanned="8" table:number-rows-spanned="1">
            <text:p>Patrocinador: &lt;Nome do patrocinador &gt;</text:p>
          </table:table-cell>
          <table:covered-table-cell table:number-columns-repeated="7"/>
          <table:table-cell table:number-columns-repeated="1015"/>
        </table:table-row>
        <table:table-row table:style-name="ro5" table:number-rows-repeated="2">
          <table:table-cell table:style-name="ce7"/>
          <table:table-cell table:number-columns-repeated="7"/>
          <table:table-cell table:style-name="ce30"/>
          <table:table-cell table:style-name="ce32"/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9" table:number-rows-spanned="1">
            <text:p>Acompanhamento de Execução</text:p>
          </table:table-cell>
          <table:covered-table-cell table:style-name="ce17"/>
          <table:covered-table-cell table:number-columns-repeated="6"/>
          <table:covered-table-cell table:style-name="ce30"/>
          <table:table-cell table:style-name="ce32"/>
          <table:table-cell table:number-columns-repeated="1014"/>
        </table:table-row>
        <table:table-row table:style-name="ro5">
          <table:table-cell table:style-name="ce6"/>
          <table:table-cell table:number-columns-repeated="7"/>
          <table:table-cell table:style-name="ce30"/>
          <table:table-cell table:style-name="ce32"/>
          <table:table-cell table:number-columns-repeated="1014"/>
        </table:table-row>
        <table:table-row table:style-name="ro7">
          <table:table-cell table:style-name="ce9" office:value-type="string" calcext:value-type="string" table:number-columns-spanned="2" table:number-rows-spanned="1">
            <text:p>ID da Atividade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forço Planejado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Esforço Real</text:p>
          </table:table-cell>
          <table:covered-table-cell table:style-name="ce9"/>
          <table:table-cell table:style-name="ce9" office:value-type="string" calcext:value-type="string">
            <text:p>Custo Previsto</text:p>
          </table:table-cell>
          <table:table-cell table:style-name="ce9" office:value-type="string" calcext:value-type="string">
            <text:p>Custo Real</text:p>
          </table:table-cell>
          <table:table-cell table:style-name="ce9" office:value-type="string" calcext:value-type="string">
            <text:p>Índice de Atraso (%)</text:p>
          </table:table-cell>
          <table:table-cell table:style-name="ce34" table:number-columns-repeated="1013"/>
          <table:table-cell table:style-name="ce35" office:value-type="string" calcext:value-type="string">
            <text:p>Custo Real</text:p>
          </table:table-cell>
          <table:table-cell table:style-name="Default"/>
        </table:table-row>
        <table:table-row table:style-name="ro8">
          <table:table-cell table:style-name="ce10" office:value-type="string" calcext:value-type="string" table:number-columns-spanned="2" table:number-rows-spanned="1">
            <text:p>&lt;ID da atividade á ser monitoradas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&lt;Esforço planejado,em horas, para a atividade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&lt;Esforço gasto,em horas, para a atividade&gt;</text:p>
          </table:table-cell>
          <table:covered-table-cell table:style-name="ce10"/>
          <table:table-cell table:style-name="ce10" table:number-columns-repeated="2"/>
          <table:table-cell table:style-name="ce9" table:formula="of:=(([.C13]/[.E13]) - 1) * 100" office:value-type="string" office:string-value="" calcext:value-type="error">
            <text:p>#VALOR!</text:p>
          </table:table-cell>
          <table:table-cell table:style-name="ce34" table:number-columns-repeated="1014"/>
          <table:table-cell table:style-name="Default"/>
        </table:table-row>
        <table:table-row table:style-name="ro8">
          <table:table-cell table:style-name="ce10" office:value-type="string" calcext:value-type="string" table:number-columns-spanned="2" table:number-rows-spanned="1">
            <text:p>&lt;ID da atividade á ser monitoradas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&lt;Esforço planejado,em horas, para a atividade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&lt;Esforço gasto,em horas, para a atividade&gt;</text:p>
          </table:table-cell>
          <table:covered-table-cell table:style-name="ce10"/>
          <table:table-cell table:style-name="ce10" table:number-columns-repeated="2"/>
          <table:table-cell table:style-name="ce9" table:formula="of:=(([.C14]/[.E14]) - 1) * 100" office:value-type="string" office:string-value="" calcext:value-type="error">
            <text:p>#VALOR!</text:p>
          </table:table-cell>
          <table:table-cell table:style-name="ce34" table:number-columns-repeated="1014"/>
          <table:table-cell table:style-name="Default"/>
        </table:table-row>
        <table:table-row table:style-name="ro8">
          <table:table-cell table:style-name="ce10" office:value-type="string" calcext:value-type="string" table:number-columns-spanned="2" table:number-rows-spanned="1">
            <text:p>&lt;ID da atividade á ser monitoradas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&lt;Esforço planejado,em horas, para a atividade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&lt;Esforço gasto,em horas, para a atividade&gt;</text:p>
          </table:table-cell>
          <table:covered-table-cell table:style-name="ce10"/>
          <table:table-cell table:style-name="ce10" table:number-columns-repeated="2"/>
          <table:table-cell table:style-name="ce9" table:formula="of:=(([.C15]/[.E15]) - 1) * 100" office:value-type="string" office:string-value="" calcext:value-type="error">
            <text:p>#VALOR!</text:p>
          </table:table-cell>
          <table:table-cell table:style-name="ce34" table:number-columns-repeated="1014"/>
          <table:table-cell table:style-name="Default"/>
        </table:table-row>
        <table:table-row table:style-name="ro8">
          <table:table-cell table:style-name="ce10" office:value-type="string" calcext:value-type="string" table:number-columns-spanned="2" table:number-rows-spanned="1">
            <text:p>&lt;ID da atividade á ser monitoradas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&lt;Esforço planejado,em horas, para a atividade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&lt;Esforço gasto,em horas, para a atividade&gt;</text:p>
          </table:table-cell>
          <table:covered-table-cell table:style-name="ce10"/>
          <table:table-cell table:style-name="ce10" table:number-columns-repeated="2"/>
          <table:table-cell table:style-name="ce9" table:formula="of:=(([.C16]/[.E16]) - 1) * 100" office:value-type="string" office:string-value="" calcext:value-type="error">
            <text:p>#VALOR!</text:p>
          </table:table-cell>
          <table:table-cell table:style-name="ce34" table:number-columns-repeated="1014"/>
          <table:table-cell table:style-name="Default"/>
        </table:table-row>
        <table:table-row table:style-name="ro9">
          <table:table-cell table:style-name="ce11" office:value-type="string" calcext:value-type="string" table:number-columns-spanned="6" table:number-rows-spanned="1">
            <text:p>Média de Atraso</text:p>
          </table:table-cell>
          <table:covered-table-cell table:number-columns-repeated="5" table:style-name="ce18"/>
          <table:table-cell table:style-name="ce28" table:number-columns-repeated="2"/>
          <table:table-cell table:style-name="ce31" table:formula="of:=AVERAGE([.I13:.I16])" office:value-type="string" office:string-value="" calcext:value-type="error">
            <text:p>#VALOR!</text:p>
          </table:table-cell>
          <table:table-cell table:style-name="ce34" table:number-columns-repeated="1014"/>
          <table:table-cell table:style-name="Default"/>
        </table:table-row>
        <table:table-row table:style-name="ro5">
          <table:table-cell table:style-name="ce6"/>
          <table:table-cell table:style-name="ce19"/>
          <table:table-cell table:number-columns-repeated="6"/>
          <table:table-cell table:style-name="ce30"/>
          <table:table-cell table:style-name="ce32"/>
          <table:table-cell table:number-columns-repeated="1014"/>
        </table:table-row>
        <table:table-row table:style-name="ro5">
          <table:table-cell table:style-name="ce6"/>
          <table:table-cell table:number-columns-repeated="7"/>
          <table:table-cell table:style-name="ce30"/>
          <table:table-cell table:style-name="ce32"/>
          <table:table-cell table:number-columns-repeated="1014"/>
        </table:table-row>
        <table:table-row table:style-name="ro5">
          <table:table-cell table:style-name="ce12" office:value-type="string" calcext:value-type="string" table:number-columns-spanned="5" table:number-rows-spanned="10">
            <text:p><text:span text:style-name="T1">Realocação de Tarefas:</text:span> &lt; Adicionar as tarefas que foram realocadas que não consta no plano de trabalho/Cronograma do projeto. Caso não seja realocado tarefa adicionar no campo “Não se aplica”. &gt;</text:p>
          </table:table-cell>
          <table:covered-table-cell table:style-name="ce20"/>
          <table:covered-table-cell table:number-columns-repeated="3"/>
          <table:table-cell table:style-name="ce25" office:value-type="string" calcext:value-type="string" table:number-columns-spanned="4" table:number-rows-spanned="10">
            <text:p>Observações: <text:span text:style-name="T2">&lt; Adicionar as observações. Caso não tenha observações adicionar “Nada a declarar”. &gt;</text:span></text:p>
          </table:table-cell>
          <table:covered-table-cell table:number-columns-repeated="2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table-cell table:style-name="ce13" office:value-type="string" calcext:value-type="string" table:number-columns-spanned="9" table:number-rows-spanned="10">
            <text:p><text:span text:style-name="T1">Observações Adicionais: </text:span>&lt; Adicionar observações que são relevantes e não consta nesta lista(checklist). Caso não tenha observações a serem feitas adicionar “Nada a declarar”. &gt;</text:p>
          </table:table-cell>
          <table:covered-table-cell table:style-name="ce21"/>
          <table:covered-table-cell table:number-columns-repeated="6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 table:number-rows-repeated="2">
          <table:table-cell table:style-name="ce6"/>
          <table:table-cell table:number-columns-repeated="7"/>
          <table:table-cell table:style-name="ce32" table:number-columns-repeated="2"/>
          <table:table-cell table:number-columns-repeated="1014"/>
        </table:table-row>
        <table:table-row table:style-name="ro6">
          <table:table-cell table:style-name="ce14" office:value-type="string" calcext:value-type="string" table:number-columns-spanned="9" table:number-rows-spanned="1">
            <text:p>Acompanhamento de Riscos</text:p>
          </table:table-cell>
          <table:covered-table-cell table:style-name="ce22"/>
          <table:covered-table-cell table:number-columns-repeated="6" table:style-name="ce23"/>
          <table:covered-table-cell table:style-name="ce33"/>
          <table:table-cell table:style-name="ce33"/>
          <table:table-cell table:number-columns-repeated="1014"/>
        </table:table-row>
        <table:table-row table:style-name="ro5" table:number-rows-repeated="2">
          <table:table-cell table:style-name="ce6"/>
          <table:table-cell table:number-columns-repeated="7"/>
          <table:table-cell table:style-name="ce32" table:number-columns-repeated="2"/>
          <table:table-cell table:number-columns-repeated="1014"/>
        </table:table-row>
        <table:table-row table:style-name="ro7">
          <table:table-cell table:style-name="ce13" office:value-type="string" calcext:value-type="string" table:number-columns-spanned="5" table:number-rows-spanned="12">
            <text:p><text:span text:style-name="T1">Riscos Concretizados: </text:span>&lt; Adicionar os riscos que se concretização na execução do projeto. Caso não tenha ocorrido riscos adicionar “Não se aplica”. &gt;</text:p>
          </table:table-cell>
          <table:covered-table-cell table:style-name="ce21"/>
          <table:covered-table-cell table:number-columns-repeated="3"/>
          <table:table-cell table:style-name="ce26" office:value-type="string" calcext:value-type="string">
            <text:p>Impactos</text:p>
          </table:table-cell>
          <table:table-cell table:style-name="ce25" office:value-type="string" calcext:value-type="string" table:number-columns-spanned="3" table:number-rows-spanned="1">
            <text:p>Avaliação do Documento de Riscos</text:p>
          </table:table-cell>
          <table:covered-table-cell/>
          <table:covered-table-cell table:style-name="ce32"/>
          <table:table-cell table:style-name="ce32"/>
          <table:table-cell table:number-columns-repeated="1014"/>
        </table:table-row>
        <table:table-row table:style-name="ro10">
          <table:covered-table-cell table:style-name="ce6"/>
          <table:covered-table-cell table:number-columns-repeated="4"/>
          <table:table-cell table:style-name="ce27" office:value-type="string" calcext:value-type="string">
            <text:p>A/M/B Alto/Médio/ Baixo</text:p>
          </table:table-cell>
          <table:table-cell table:style-name="ce29" office:value-type="string" calcext:value-type="string">
            <text:p>De Acordo com planejado</text:p>
          </table:table-cell>
          <table:table-cell table:style-name="ce27" office:value-type="string" calcext:value-type="string">
            <text:p>Não consta no Documento de Risco</text:p>
          </table:table-cell>
          <table:table-cell table:style-name="ce25" office:value-type="string" calcext:value-type="string" table:number-columns-spanned="1" table:number-rows-spanned="11">
            <text:p>Comentarios: <text:span text:style-name="T2">&lt; Adicione comentarios quando necessario. Caso não possua comentarios a serem expostos adicione “Nada a declarar” . &gt;</text:span></text:p>
          </table:table-cell>
          <table:table-cell table:style-name="ce25"/>
          <table:table-cell table:number-columns-repeated="1014"/>
        </table:table-row>
        <table:table-row table:style-name="ro5">
          <table:covered-table-cell table:style-name="ce6"/>
          <table:covered-table-cell table:number-columns-repeated="4"/>
          <table:table-cell table:style-name="ce26" table:number-columns-repeated="3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4"/>
          <table:table-cell table:style-name="ce26" table:number-columns-repeated="3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4"/>
          <table:table-cell table:style-name="ce26" table:number-columns-repeated="3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4"/>
          <table:table-cell table:style-name="ce26" table:number-columns-repeated="3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4"/>
          <table:table-cell table:style-name="ce26" table:number-columns-repeated="3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4"/>
          <table:table-cell table:style-name="ce26" table:number-columns-repeated="3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4"/>
          <table:table-cell table:style-name="ce26" table:number-columns-repeated="3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4"/>
          <table:table-cell table:style-name="ce26" table:number-columns-repeated="3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4"/>
          <table:table-cell table:style-name="ce26" table:number-columns-repeated="3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4"/>
          <table:table-cell table:style-name="ce26" table:number-columns-repeated="3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table-cell table:style-name="ce6"/>
          <table:table-cell table:number-columns-repeated="7"/>
          <table:table-cell table:style-name="ce32" table:number-columns-repeated="2"/>
          <table:table-cell table:number-columns-repeated="1014"/>
        </table:table-row>
        <table:table-row table:style-name="ro5">
          <table:table-cell table:style-name="ce13" office:value-type="string" calcext:value-type="string" table:number-columns-spanned="9" table:number-rows-spanned="18">
            <text:p><text:span text:style-name="T1">Observações Adicionais:</text:span> &lt; Adicionar observações que são relevantes e não consta nesta lista. Caso não tenha observações a serem feitas adicionar “Nada a declarar”. &gt;</text:p>
          </table:table-cell>
          <table:covered-table-cell table:style-name="ce21"/>
          <table:covered-table-cell table:number-columns-repeated="6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>
          <table:covered-table-cell table:style-name="ce6"/>
          <table:covered-table-cell table:number-columns-repeated="7"/>
          <table:covered-table-cell table:style-name="ce32"/>
          <table:table-cell table:style-name="ce32"/>
          <table:table-cell table:number-columns-repeated="1014"/>
        </table:table-row>
        <table:table-row table:style-name="ro5" table:visibility="collapse" table:number-rows-repeated="1048500">
          <table:table-cell table:number-columns-repeated="1024"/>
        </table:table-row>
        <table:table-row table:style-name="ro5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8:19:37.93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dc:title/>
    <dc:description/>
    <dc:subject/>
    <meta:initial-creator/>
    <meta:creation-date>2016-09-26T15:11:41Z</meta:creation-date>
    <dc:date>2016-09-29T18:29:29.428000000</dc:date>
    <meta:editing-cycles>10</meta:editing-cycles>
    <meta:editing-duration>PT28M30S</meta:editing-duration>
    <meta:document-statistic meta:table-count="2" meta:cell-count="51" meta:object-count="0"/>
  </office:meta>
</office:document-meta>
</file>